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 FNE13</text:p>
      <text:p text:style-name="P2"/>
      <text:p text:style-name="P2">Charte de Nommage</text:p>
      <text:p text:style-name="P2"/>
      <text:p text:style-name="P2"/>
      <text:p text:style-name="P4">Définition de la charte de nommage :</text:p>
      <text:p text:style-name="P4"/>
      <text:p text:style-name="P3">Faire les nommages en anglais</text:p>
      <text:p text:style-name="P3">Faire les commentaires en français</text:p>
      <text:p text:style-name="P3"/>
      <text:p text:style-name="P3"><text:span text:style-name="T1">Variables </text:span>: Premier mot en minuscule, première lettre des mots suivants en majuscule. Exemple : $bonjourTousLeMonde</text:p>
      <text:p text:style-name="P3"/>
      <text:p text:style-name="P3"><text:span text:style-name="T1">Variables de session</text:span> : Premier mot en minuscule, première lettre des mots suivants en majuscule. Exemple : $_SESSION['ROLE']</text:p>
      <text:p text:style-name="P3"/>
      <text:p text:style-name="P1">EX :<text:span text:style-name="T2"> Premier mot en minuscule, première lettre des mots suivants en majuscule. Exemple : ecrireArticle</text:span></text:p>
      <text:p text:style-name="P3"/>
      <text:p text:style-name="P1">Fonctions :<text:span text:style-name="T2"> Premier mot en minuscule, première lettre des mots suivants en majuscule. Exemple : function showHtml()</text:span></text:p>
      <text:p text:style-name="P3"/>
      <text:p text:style-name="P1"/>
      <text:p text:style-name="P1">Dossiers :<text:span text:style-name="T2"> Première lettre en majuscule, le reste en minuscule. Exemple : Control</text:span></text:p>
      <text:p text:style-name="P3"/>
      <text:p text:style-name="P1">Fichiers :<text:span text:style-name="T2"> Dans le dossier Html: Tout en minuscule. Exemple : bonjour.php / ecrire_article.php</text:span></text:p>
      <text:p text:style-name="P1"><text:span text:style-name="T2"/></text:p>
      <text:p text:style-name="P1"><text:span text:style-name="T2"/></text:p>
      <text:p text:style-name="P3"><text:tab/>Dans les autres dossiers comme View. Deux premières lettres en majuscules, suivi du nom du dossier. Exemple VBonjour.view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2-03T15:20:06</meta:creation-date>
    <dc:date>2014-12-04T10:41:46.63</dc:date>
    <meta:editing-duration>PT3M48S</meta:editing-duration>
    <meta:editing-cycles>6</meta:editing-cycles>
    <meta:generator>OpenOffice/4.1.0$Win32 OpenOffice.org_project/410m18$Build-9764</meta:generator>
    <dc:creator>Nicolas Corbi</dc:creator>
    <meta:document-statistic meta:table-count="0" meta:image-count="0" meta:object-count="0" meta:page-count="1" meta:paragraph-count="12" meta:word-count="134" meta:character-count="885"/>
  </office:meta>
</office:document-meta>
</file>